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3c4" officeooo:paragraph-rsid="0015d3c4"/>
    </style:style>
    <style:style style:name="P2" style:family="paragraph" style:parent-style-name="Standard">
      <style:text-properties officeooo:rsid="0016d82a" officeooo:paragraph-rsid="0016d82a"/>
    </style:style>
    <style:style style:name="P3" style:family="paragraph" style:parent-style-name="Standard">
      <style:text-properties officeooo:rsid="0017541a" officeooo:paragraph-rsid="0017541a"/>
    </style:style>
    <style:style style:name="P4" style:family="paragraph" style:parent-style-name="Standard">
      <style:text-properties officeooo:rsid="0017e763" officeooo:paragraph-rsid="0017e763"/>
    </style:style>
    <style:style style:name="P5" style:family="paragraph" style:parent-style-name="Standard">
      <style:text-properties officeooo:rsid="00197aeb" officeooo:paragraph-rsid="00197aeb"/>
    </style:style>
    <style:style style:name="P6" style:family="paragraph" style:parent-style-name="Standard">
      <style:text-properties officeooo:rsid="001ab29c" officeooo:paragraph-rsid="001ab29c"/>
    </style:style>
    <style:style style:name="P7" style:family="paragraph" style:parent-style-name="Standard">
      <style:text-properties officeooo:rsid="001ac2fe" officeooo:paragraph-rsid="001ac2fe"/>
    </style:style>
    <style:style style:name="P8" style:family="paragraph" style:parent-style-name="Standard">
      <style:text-properties officeooo:rsid="001bed5b" officeooo:paragraph-rsid="001bed5b"/>
    </style:style>
    <style:style style:name="P9" style:family="paragraph" style:parent-style-name="Standard">
      <style:text-properties officeooo:rsid="001ab29c" officeooo:paragraph-rsid="001ab29c"/>
    </style:style>
    <style:style style:name="P10" style:family="paragraph" style:parent-style-name="Standard">
      <style:text-properties officeooo:rsid="001d3863" officeooo:paragraph-rsid="001d3863"/>
    </style:style>
    <style:style style:name="P11" style:family="paragraph" style:parent-style-name="Standard">
      <style:text-properties fo:color="#800080" officeooo:rsid="00197aeb" officeooo:paragraph-rsid="00197aeb"/>
    </style:style>
    <style:style style:name="P12" style:family="paragraph" style:parent-style-name="Standard">
      <style:text-properties fo:color="#ffaa95" officeooo:rsid="00197aeb" officeooo:paragraph-rsid="00197aeb"/>
    </style:style>
    <style:style style:name="T1" style:family="text">
      <style:text-properties fo:color="#800080"/>
    </style:style>
    <style:style style:name="T2" style:family="text">
      <style:text-properties officeooo:rsid="001ab29c"/>
    </style:style>
    <style:style style:name="T3" style:family="text">
      <style:text-properties fo:color="#ffdbb6"/>
    </style:style>
    <style:style style:name="T4" style:family="text">
      <style:text-properties fo:color="#ff0000" officeooo:rsid="001d3863"/>
    </style:style>
    <style:style style:name="T5" style:family="text">
      <style:text-properties fo:color="#111111" officeooo:rsid="001d38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semantico: Outras tags, diferentes e mais específicas que divs, melhora a acessibilidade. Vai padronizar o tipo de página.</text:p>
      <text:p text:style-name="P3">Ele não diz respeito a estrutura da página, apenas ao código, dá significado as TAGS.</text:p>
      <text:p text:style-name="P1"/>
      <text:p text:style-name="P1"/>
      <text:p text:style-name="P3"><text:span text:style-name="T1">&lt;header&gt;</text:span> Div específica para cabeçalio. Não necessariamente o principal.</text:p>
      <text:p text:style-name="P3"><text:span text:style-name="T1">&lt;nav&gt;</text:span> links para navegação entre o conteúdo (indice?)</text:p>
      <text:p text:style-name="P3"><text:span text:style-name="T1">&lt;main&gt;</text:span>conteúdo principal da pagina</text:p>
      <text:p text:style-name="P3"><text:span text:style-name="T1">&lt;article&gt;</text:span> artigo. Conteúdo auto-contido, cada conteúdo deve fazer sentido separadamente.</text:p>
      <text:p text:style-name="P3"><text:span text:style-name="T1">&lt;section&gt;</text:span> seção</text:p>
      <text:p text:style-name="P3"><text:span text:style-name="T1">&lt;aside&gt;</text:span> barra lateral</text:p>
      <text:p text:style-name="P2"><text:span text:style-name="T1">&lt;footer&gt;</text:span> rodapé</text:p>
      <text:p text:style-name="P2"/>
      <text:p text:style-name="P2"/>
      <text:p text:style-name="P8">Com elas a estrutura fica melhor. Pode ficar “untitled”, para tal é só colocar um H1~H6 na tag, então no outline ficará com um título. Mesmo assim é muito comum deixar untitled.</text:p>
      <text:p text:style-name="P2"/>
      <text:p text:style-name="P4">Ainda pode utilizar as divs, mas quando fizer sentido é bom optar pelas tags semanticas.</text:p>
      <text:p text:style-name="P2"/>
      <text:p text:style-name="P2"/>
      <text:p text:style-name="P5">Elementos:</text:p>
      <text:p text:style-name="P5"/>
      <text:p text:style-name="P5">Block: Sempre fica um em cima do outro, nunca um do lado do outro. Display block</text:p>
      <text:p text:style-name="P5">Altura padrão é definida pelo conteúdo do bloco. Geralmente não é interessante alterar altura do bloco, é bom deixar ela automatica.</text:p>
      <text:p text:style-name="P5"/>
      <text:p text:style-name="P5">Inline: Em linha, relacionados com texto. <text:s/><text:span text:style-name="T2">Não altera largura ou altura com width ou height. Como trabalha com textos, só funciona o padrão por regra. Também não é possível adicionar margem na vertical.</text:span></text:p>
      <text:p text:style-name="P5"/>
      <text:p text:style-name="P7">Inline block : Ocupam a largura do próprio conteúdo, igual inline. Ficam lado a lado. Mas, diferente do inline, pode-se alterar largura e tamanho.</text:p>
      <text:p text:style-name="P5"/>
      <text:p text:style-name="P5">Span: conteudo generico do tipo inline. Por exemplo para adicionar uma classe no meio do texto.</text:p>
      <text:p text:style-name="P5">Div: conteudo generico tipo block.</text:p>
      <text:p text:style-name="P5"/>
      <text:p text:style-name="P6">Float: Faz o elemento virar block, aí da para alterar altura e largura.</text:p>
      <text:p text:style-name="P6"/>
      <text:p text:style-name="P6">OBS: Pode-se alterar o display de qualquer coisa. Por exemplo pode-se alterar o display de UL para <text:s/>inline, fazendo uma lista na horizontal.</text:p>
      <text:p text:style-name="P6"/>
      <text:p text:style-name="P6"/>
      <text:p text:style-name="P6"/>
      <text:p text:style-name="P6"/>
      <text:p text:style-name="P6"/>
      <text:p text:style-name="P10">OBS: Ctrl + D : Muda a palavra da abertura e fechamento de uma vez só, muito util.</text:p>
      <text:p text:style-name="P10">OBS: Para tabelas:</text:p>
      <text:p text:style-name="P10"/>
      <text:p text:style-name="P10"/>
      <text:p text:style-name="P10"/>
      <text:p text:style-name="P10"/>
      <text:p text:style-name="P10"/>
      <text:p text:style-name="P11"><text:soft-page-break/>&lt;table&gt;</text:p>
      <text:p text:style-name="P12"><text:s text:c="2"/>&lt;tr&gt;</text:p>
      <text:p text:style-name="P12"><text:s text:c="4"/>&lt;th&gt;Month&lt;/th&gt;</text:p>
      <text:p text:style-name="P12"><text:s text:c="4"/>&lt;th&gt;Savings&lt;/th&gt;</text:p>
      <text:p text:style-name="P12"><text:s text:c="2"/>&lt;/tr&gt;</text:p>
      <text:p text:style-name="P12"><text:s text:c="2"/>&lt;tr&gt;</text:p>
      <text:p text:style-name="P12"><text:s text:c="4"/>&lt;td&gt;January&lt;/td&gt;</text:p>
      <text:p text:style-name="P12"><text:s text:c="4"/>&lt;td&gt;$100&lt;/td&gt;</text:p>
      <text:p text:style-name="P12"><text:s text:c="2"/>&lt;/tr&gt;</text:p>
      <text:p text:style-name="P12"><text:s text:c="2"/>&lt;tr&gt;</text:p>
      <text:p text:style-name="P12"><text:s text:c="4"/>&lt;td&gt;February&lt;/td&gt;</text:p>
      <text:p text:style-name="P12"><text:s text:c="4"/>&lt;td&gt;$80&lt;/td&gt;</text:p>
      <text:p text:style-name="P12"><text:s text:c="2"/>&lt;/tr&gt;</text:p>
      <text:p text:style-name="P11">&lt;/table&gt; <text:span text:style-name="T5">Precisa por de linha a linha com &lt;tr&gt; , para título poẽ &lt;th&gt; e para linha normal &lt;td&gt;</text:span></text:p>
      <text:p text:style-name="P11"><text:span text:style-name="T5"/></text:p>
      <text:p text:style-name="P11"><text:span text:style-name="T5"/></text:p>
      <text:p text:style-name="P1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3:45:06.639386062</meta:creation-date>
    <dc:date>2021-05-17T18:47:36.710835440</dc:date>
    <meta:editing-duration>PT1H29M4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324" meta:character-count="2037" meta:non-whitespace-character-count="1711"/>
  </office:meta>
</office:document-meta>
</file>